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fo:font-size="24pt" fo:font-weight="bold" officeooo:rsid="0011f46f" officeooo:paragraph-rsid="0011f46f" style:font-size-asian="21pt" style:font-weight-asian="bold" style:font-size-complex="24pt" style:font-weight-complex="bold"/>
    </style:style>
    <style:style style:name="P2" style:family="paragraph" style:parent-style-name="Standard">
      <style:text-properties fo:font-size="12pt" officeooo:rsid="001316f5" officeooo:paragraph-rsid="0011f46f" style:font-size-asian="10.5pt" style:font-size-complex="12pt"/>
    </style:style>
    <style:style style:name="P3" style:family="paragraph" style:parent-style-name="Standard">
      <style:text-properties fo:font-size="16pt" fo:font-weight="bold" officeooo:rsid="0013b65c" officeooo:paragraph-rsid="0013b65c" style:font-size-asian="14pt" style:font-weight-asian="bold" style:font-size-complex="16pt" style:font-weight-complex="bold"/>
    </style:style>
    <style:style style:name="P4" style:family="paragraph" style:parent-style-name="Standard">
      <style:text-properties fo:font-size="13pt" fo:font-weight="bold" officeooo:rsid="0013b65c" officeooo:paragraph-rsid="0013b65c" style:font-size-asian="11.3500003814697pt" style:font-weight-asian="bold" style:font-size-complex="13pt" style:font-weight-complex="bold"/>
    </style:style>
    <style:style style:name="P5" style:family="paragraph" style:parent-style-name="Standard">
      <style:text-properties fo:font-size="12pt" fo:font-weight="normal" officeooo:rsid="00196f61" officeooo:paragraph-rsid="00218cf3" style:font-size-asian="10.5pt" style:font-weight-asian="normal" style:font-size-complex="12pt" style:font-weight-complex="normal"/>
    </style:style>
    <style:style style:name="P6" style:family="paragraph" style:parent-style-name="Standard">
      <style:text-properties fo:font-size="12pt" fo:font-weight="normal" officeooo:rsid="001d3491" officeooo:paragraph-rsid="0021f95a" style:font-size-asian="10.5pt" style:font-weight-asian="normal" style:font-size-complex="12pt" style:font-weight-complex="normal"/>
    </style:style>
    <style:style style:name="P7" style:family="paragraph" style:parent-style-name="Standard">
      <style:text-properties fo:font-size="12pt" fo:font-weight="normal" officeooo:rsid="0013b65c" officeooo:paragraph-rsid="0021f95a" style:font-size-asian="10.5pt" style:font-weight-asian="normal" style:font-size-complex="12pt" style:font-weight-complex="normal"/>
    </style:style>
    <style:style style:name="P8" style:family="paragraph" style:parent-style-name="Standard">
      <style:text-properties fo:font-size="12pt" fo:font-weight="normal" officeooo:rsid="00234a52" officeooo:paragraph-rsid="00307be0" style:font-size-asian="10.5pt" style:font-weight-asian="normal" style:font-size-complex="12pt" style:font-weight-complex="normal"/>
    </style:style>
    <style:style style:name="P9" style:family="paragraph" style:parent-style-name="Standard">
      <style:text-properties fo:font-size="12pt" fo:font-weight="normal" officeooo:rsid="0013b65c" officeooo:paragraph-rsid="0013b65c" style:font-size-asian="10.5pt" style:font-weight-asian="normal" style:font-size-complex="12pt" style:font-weight-complex="normal"/>
    </style:style>
    <style:style style:name="P10" style:family="paragraph" style:parent-style-name="Standard">
      <style:text-properties fo:font-size="13pt" fo:font-weight="bold" officeooo:rsid="0013b65c" officeooo:paragraph-rsid="0014f5d9" style:font-size-asian="11.3500003814697pt" style:font-weight-asian="bold" style:font-size-complex="13pt" style:font-weight-complex="bold"/>
    </style:style>
    <style:style style:name="P11" style:family="paragraph" style:parent-style-name="Text_20_body">
      <style:text-properties fo:font-size="12pt" fo:font-weight="normal" officeooo:rsid="0096372f" officeooo:paragraph-rsid="0096372f" style:font-size-asian="10.5pt" style:font-weight-asian="normal" style:font-size-complex="12pt" style:font-weight-complex="normal"/>
    </style:style>
    <style:style style:name="P12" style:family="paragraph" style:parent-style-name="Text_20_body">
      <style:text-properties fo:font-size="12pt" fo:font-weight="normal" officeooo:rsid="0099fda2" officeooo:paragraph-rsid="0099fda2" style:font-size-asian="10.5pt" style:font-weight-asian="normal" style:font-size-complex="12pt" style:font-weight-complex="normal"/>
    </style:style>
    <style:style style:name="P13" style:family="paragraph" style:parent-style-name="Text_20_body">
      <style:text-properties officeooo:rsid="009b32ac" officeooo:paragraph-rsid="009b32ac"/>
    </style:style>
    <style:style style:name="P14" style:family="paragraph" style:parent-style-name="Text_20_body">
      <style:text-properties fo:font-size="13pt" fo:font-weight="normal" officeooo:rsid="0073f926" officeooo:paragraph-rsid="0096372f" style:font-size-asian="11.3500003814697pt" style:font-weight-asian="normal" style:font-size-complex="13pt" style:font-weight-complex="normal"/>
    </style:style>
    <style:style style:name="P15" style:family="paragraph" style:parent-style-name="Standard">
      <style:text-properties fo:font-size="13pt" fo:font-weight="normal" officeooo:rsid="007834e4" officeooo:paragraph-rsid="007834e4" style:font-size-asian="11.3500003814697pt" style:font-weight-asian="normal" style:font-size-complex="13pt" style:font-weight-complex="normal"/>
    </style:style>
    <style:style style:name="P16" style:family="paragraph" style:parent-style-name="Standard">
      <style:text-properties fo:font-size="12pt" fo:font-weight="normal" officeooo:rsid="003e15ed" officeooo:paragraph-rsid="003e15ed" style:font-size-asian="12pt" style:font-weight-asian="normal" style:font-size-complex="12pt" style:font-weight-complex="normal"/>
    </style:style>
    <style:style style:name="P17" style:family="paragraph" style:parent-style-name="Standard">
      <style:text-properties fo:font-size="12pt" fo:font-weight="normal" officeooo:rsid="003f25a4" officeooo:paragraph-rsid="00648391" style:font-size-asian="12pt" style:font-weight-asian="normal" style:font-size-complex="12pt" style:font-weight-complex="normal"/>
    </style:style>
    <style:style style:name="P18" style:family="paragraph" style:parent-style-name="Standard">
      <style:text-properties fo:font-size="12pt" fo:font-weight="normal" officeooo:rsid="003f25a4" officeooo:paragraph-rsid="003f25a4" style:font-size-asian="12pt" style:font-weight-asian="normal" style:font-size-complex="12pt" style:font-weight-complex="normal"/>
    </style:style>
    <style:style style:name="P19" style:family="paragraph" style:parent-style-name="Standard">
      <style:text-properties fo:font-size="12pt" fo:font-weight="normal" officeooo:rsid="004ed897" officeooo:paragraph-rsid="004ed897" style:font-size-asian="12pt" style:font-weight-asian="normal" style:font-size-complex="12pt" style:font-weight-complex="normal"/>
    </style:style>
    <style:style style:name="P20" style:family="paragraph" style:parent-style-name="Standard">
      <style:text-properties fo:font-size="12pt" fo:font-weight="normal" officeooo:rsid="0040a43c" officeooo:paragraph-rsid="00698bab" style:font-size-asian="12pt" style:font-weight-asian="normal" style:font-size-complex="12pt" style:font-weight-complex="normal"/>
    </style:style>
    <style:style style:name="P21" style:family="paragraph" style:parent-style-name="Standard">
      <style:text-properties fo:font-size="12pt" fo:font-weight="normal" officeooo:rsid="0046f3ac" officeooo:paragraph-rsid="0046f3ac" style:font-size-asian="12pt" style:font-weight-asian="normal" style:font-size-complex="12pt" style:font-weight-complex="normal"/>
    </style:style>
    <style:style style:name="P22" style:family="paragraph" style:parent-style-name="Standard">
      <style:text-properties fo:font-size="12pt" fo:font-weight="normal" officeooo:rsid="004ed897" officeooo:paragraph-rsid="0050d526" style:font-size-asian="12pt" style:font-weight-asian="normal" style:font-size-complex="12pt" style:font-weight-complex="normal"/>
    </style:style>
    <style:style style:name="P23" style:family="paragraph" style:parent-style-name="Standard">
      <style:text-properties fo:font-size="12pt" fo:font-weight="normal" officeooo:rsid="0050d526" officeooo:paragraph-rsid="0050d526" style:font-size-asian="12pt" style:font-weight-asian="normal" style:font-size-complex="12pt" style:font-weight-complex="normal"/>
    </style:style>
    <style:style style:name="P24" style:family="paragraph" style:parent-style-name="Standard">
      <style:text-properties fo:font-size="13pt" fo:font-weight="bold" officeooo:rsid="0050d526" officeooo:paragraph-rsid="0050d526" style:font-size-asian="11.3500003814697pt" style:font-weight-asian="bold" style:font-size-complex="13pt" style:font-weight-complex="bold"/>
    </style:style>
    <style:style style:name="P25" style:family="paragraph" style:parent-style-name="Standard">
      <style:text-properties fo:font-size="16pt" fo:font-weight="bold" officeooo:rsid="0013b65c" officeooo:paragraph-rsid="0014f5d9" style:font-size-asian="14pt" style:font-weight-asian="bold" style:font-size-complex="16pt" style:font-weight-complex="bold"/>
    </style:style>
    <style:style style:name="P26" style:family="paragraph" style:parent-style-name="Standard">
      <style:text-properties fo:font-size="13pt" fo:font-weight="bold" officeooo:rsid="0013b65c" officeooo:paragraph-rsid="00a10cf9" style:font-size-asian="11.3500003814697pt" style:font-weight-asian="bold" style:font-size-complex="13pt" style:font-weight-complex="bold"/>
    </style:style>
    <style:style style:name="P27" style:family="paragraph" style:parent-style-name="Standard">
      <style:text-properties fo:font-size="12pt" fo:font-weight="normal" officeooo:rsid="01176440" officeooo:paragraph-rsid="00a10cf9" style:font-size-asian="12pt" style:font-weight-asian="normal" style:font-size-complex="12pt" style:font-weight-complex="normal"/>
    </style:style>
    <style:style style:name="P28" style:family="paragraph" style:parent-style-name="Standard">
      <style:text-properties fo:font-size="12pt" fo:font-weight="normal" officeooo:rsid="01176440" officeooo:paragraph-rsid="01176440" style:font-size-asian="12pt" style:font-weight-asian="normal" style:font-size-complex="12pt" style:font-weight-complex="normal"/>
    </style:style>
    <style:style style:name="P29" style:family="paragraph" style:parent-style-name="Standard" style:list-style-name="L1">
      <style:text-properties fo:font-size="12pt" fo:font-weight="normal" officeooo:rsid="01176440" officeooo:paragraph-rsid="01176440" style:font-size-asian="12pt" style:font-weight-asian="normal" style:font-size-complex="12pt" style:font-weight-complex="normal"/>
    </style:style>
    <style:style style:name="P30" style:family="paragraph" style:parent-style-name="Standard" style:list-style-name="L1">
      <style:text-properties fo:font-size="12pt" fo:font-weight="normal" officeooo:rsid="012fbf50" officeooo:paragraph-rsid="012fbf50" style:font-size-asian="12pt" style:font-weight-asian="normal" style:font-size-complex="12pt" style:font-weight-complex="normal"/>
    </style:style>
    <style:style style:name="P31" style:family="paragraph" style:parent-style-name="Standard" style:list-style-name="L1">
      <style:text-properties fo:font-size="12pt" fo:font-weight="normal" officeooo:rsid="0121d825" officeooo:paragraph-rsid="012585c0" style:font-size-asian="12pt" style:font-weight-asian="normal" style:font-size-complex="12pt" style:font-weight-complex="normal"/>
    </style:style>
    <style:style style:name="P32" style:family="paragraph" style:parent-style-name="Standard" style:list-style-name="L1">
      <style:text-properties fo:font-size="12pt" fo:font-weight="normal" officeooo:rsid="01205ab5" officeooo:paragraph-rsid="01397764" style:font-size-asian="12pt" style:font-weight-asian="normal" style:font-size-complex="12pt" style:font-weight-complex="normal"/>
    </style:style>
    <style:style style:name="P33" style:family="paragraph" style:parent-style-name="Standard" style:list-style-name="L1">
      <style:text-properties fo:font-size="12pt" fo:font-weight="normal" officeooo:rsid="014c1df0" officeooo:paragraph-rsid="014c1df0" style:font-size-asian="12pt" style:font-weight-asian="normal" style:font-size-complex="12pt" style:font-weight-complex="normal"/>
    </style:style>
    <style:style style:name="P34" style:family="paragraph" style:parent-style-name="Standard" style:list-style-name="L1">
      <style:text-properties fo:font-size="12pt" fo:font-weight="normal" officeooo:rsid="0148cb0f" officeooo:paragraph-rsid="0148cb0f" style:font-size-asian="12pt" style:font-weight-asian="normal" style:font-size-complex="12pt" style:font-weight-complex="normal"/>
    </style:style>
    <style:style style:name="P35" style:family="paragraph" style:parent-style-name="Standard" style:list-style-name="L1">
      <style:text-properties fo:font-size="12pt" fo:font-weight="normal" officeooo:rsid="0157a560" officeooo:paragraph-rsid="0157a560" style:font-size-asian="12pt" style:font-weight-asian="normal" style:font-size-complex="12pt" style:font-weight-complex="normal"/>
    </style:style>
    <style:style style:name="P36" style:family="paragraph" style:parent-style-name="Standard" style:list-style-name="L2">
      <style:text-properties fo:font-size="12pt" fo:font-weight="normal" officeooo:rsid="00a13e13" officeooo:paragraph-rsid="01176440" style:font-size-asian="12pt" style:font-weight-asian="normal" style:font-size-complex="12pt" style:font-weight-complex="normal"/>
    </style:style>
    <style:style style:name="P37" style:family="paragraph" style:parent-style-name="Standard" style:list-style-name="L2">
      <style:text-properties fo:font-size="12pt" fo:font-weight="normal" officeooo:rsid="011b4d20" officeooo:paragraph-rsid="011b4d20" style:font-size-asian="12pt" style:font-weight-asian="normal" style:font-size-complex="12pt" style:font-weight-complex="normal"/>
    </style:style>
    <style:style style:name="P38" style:family="paragraph" style:parent-style-name="Standard">
      <style:text-properties fo:font-size="12pt" fo:font-weight="normal" officeooo:rsid="00b0457f" officeooo:paragraph-rsid="01176440" style:font-size-asian="12pt" style:font-weight-asian="normal" style:font-size-complex="12pt" style:font-weight-complex="normal"/>
    </style:style>
    <style:style style:name="P39" style:family="paragraph" style:parent-style-name="Standard">
      <style:text-properties fo:font-size="12pt" fo:font-weight="normal" officeooo:rsid="015aab33" officeooo:paragraph-rsid="015aab33" style:font-size-asian="12pt" style:font-weight-asian="normal" style:font-size-complex="12pt" style:font-weight-complex="normal"/>
    </style:style>
    <style:style style:name="P40" style:family="paragraph" style:parent-style-name="Standard">
      <style:text-properties fo:font-size="12pt" fo:font-weight="normal" officeooo:rsid="00d2dfdc" officeooo:paragraph-rsid="00cedb90" style:font-size-asian="12pt" style:font-weight-asian="normal" style:font-size-complex="12pt" style:font-weight-complex="normal"/>
    </style:style>
    <style:style style:name="P41" style:family="paragraph" style:parent-style-name="Standard">
      <style:text-properties fo:font-size="12pt" fo:font-weight="normal" officeooo:rsid="00d3816a" officeooo:paragraph-rsid="00d3816a" style:font-size-asian="12pt" style:font-weight-asian="normal" style:font-size-complex="12pt" style:font-weight-complex="normal"/>
    </style:style>
    <style:style style:name="P42" style:family="paragraph" style:parent-style-name="Standard">
      <style:text-properties fo:font-size="12pt" fo:font-weight="normal" officeooo:rsid="00e7c02d" officeooo:paragraph-rsid="00e7c02d" style:font-size-asian="12pt" style:font-weight-asian="normal" style:font-size-complex="12pt" style:font-weight-complex="normal"/>
    </style:style>
    <style:style style:name="P43" style:family="paragraph" style:parent-style-name="Standard">
      <style:text-properties fo:font-size="12pt" fo:font-weight="normal" officeooo:rsid="015e3e18" officeooo:paragraph-rsid="015e3e18" style:font-size-asian="12pt" style:font-weight-asian="normal" style:font-size-complex="12pt" style:font-weight-complex="normal"/>
    </style:style>
    <style:style style:name="P44" style:family="paragraph" style:parent-style-name="Standard">
      <style:text-properties fo:font-size="12pt" fo:font-weight="normal" officeooo:rsid="01605e78" officeooo:paragraph-rsid="01605e78" style:font-size-asian="12pt" style:font-weight-asian="normal" style:font-size-complex="12pt" style:font-weight-complex="normal"/>
    </style:style>
    <style:style style:name="P45" style:family="paragraph" style:parent-style-name="Standard">
      <style:text-properties fo:font-size="12pt" fo:font-weight="normal" officeooo:rsid="016c0100" officeooo:paragraph-rsid="016c0100" style:font-size-asian="12pt" style:font-weight-asian="normal" style:font-size-complex="12pt" style:font-weight-complex="normal"/>
    </style:style>
    <style:style style:name="P46" style:family="paragraph" style:parent-style-name="Standard">
      <style:text-properties fo:font-size="12pt" fo:font-weight="normal" officeooo:rsid="00eef307" officeooo:paragraph-rsid="00eef307" style:font-size-asian="12pt" style:font-weight-asian="normal" style:font-size-complex="12pt" style:font-weight-complex="normal"/>
    </style:style>
    <style:style style:name="P47" style:family="paragraph" style:parent-style-name="Standard">
      <style:text-properties fo:font-size="12pt" fo:font-weight="normal" officeooo:rsid="00f1c9a8" officeooo:paragraph-rsid="00f1c9a8" style:font-size-asian="12pt" style:font-weight-asian="normal" style:font-size-complex="12pt" style:font-weight-complex="normal"/>
    </style:style>
    <style:style style:name="P48" style:family="paragraph" style:parent-style-name="Standard">
      <style:text-properties fo:font-size="12pt" fo:font-weight="normal" officeooo:rsid="00f9f3b3" officeooo:paragraph-rsid="00f9f3b3" style:font-size-asian="12pt" style:font-weight-asian="normal" style:font-size-complex="12pt" style:font-weight-complex="normal"/>
    </style:style>
    <style:style style:name="P49" style:family="paragraph" style:parent-style-name="Standard">
      <style:text-properties fo:font-size="12pt" fo:font-weight="normal" officeooo:rsid="00ffe668" officeooo:paragraph-rsid="00cedb90" style:font-size-asian="12pt" style:font-weight-asian="normal" style:font-size-complex="12pt" style:font-weight-complex="normal"/>
    </style:style>
    <style:style style:name="P50" style:family="paragraph" style:parent-style-name="Standard">
      <style:text-properties fo:font-size="12pt" fo:font-weight="normal" officeooo:rsid="01001f50" officeooo:paragraph-rsid="011530e4" style:font-size-asian="12pt" style:font-weight-asian="normal" style:font-size-complex="12pt" style:font-weight-complex="normal"/>
    </style:style>
    <style:style style:name="P51" style:family="paragraph" style:parent-style-name="Standard">
      <style:text-properties fo:font-size="12pt" fo:font-weight="normal" officeooo:rsid="01001f50" officeooo:paragraph-rsid="01001f50" style:font-size-asian="12pt" style:font-weight-asian="normal" style:font-size-complex="12pt" style:font-weight-complex="normal"/>
    </style:style>
    <style:style style:name="P52" style:family="paragraph" style:parent-style-name="Standard">
      <style:text-properties fo:font-size="12pt" fo:font-weight="normal" officeooo:rsid="01094c2a" officeooo:paragraph-rsid="01094c2a" style:font-size-asian="12pt" style:font-weight-asian="normal" style:font-size-complex="12pt" style:font-weight-complex="normal"/>
    </style:style>
    <style:style style:name="P53" style:family="paragraph" style:parent-style-name="Standard">
      <style:text-properties fo:font-size="16pt" fo:font-weight="bold" officeooo:rsid="001756f7" officeooo:paragraph-rsid="001756f7" style:font-size-asian="14pt" style:font-weight-asian="bold" style:font-size-complex="16pt" style:font-weight-complex="bold"/>
    </style:style>
    <style:style style:name="P54" style:family="paragraph" style:parent-style-name="Text_20_body">
      <style:paragraph-properties fo:text-align="start" style:justify-single-word="false"/>
      <style:text-properties officeooo:paragraph-rsid="001756f7"/>
    </style:style>
    <style:style style:name="P55" style:family="paragraph" style:parent-style-name="Text_20_body">
      <style:text-properties officeooo:rsid="02e82a24" officeooo:paragraph-rsid="001756f7" style:font-size-asian="12pt"/>
    </style:style>
    <style:style style:name="P56" style:family="paragraph" style:parent-style-name="Text_20_body">
      <style:paragraph-properties fo:text-align="start" style:justify-single-word="false"/>
      <style:text-properties fo:font-size="12pt" fo:font-weight="normal" officeooo:rsid="02e82a24" officeooo:paragraph-rsid="001756f7" style:font-size-asian="12pt" style:font-weight-asian="normal" style:font-size-complex="12pt" style:font-weight-complex="normal"/>
    </style:style>
    <style:style style:name="P57" style:family="paragraph" style:parent-style-name="Text_20_body">
      <style:paragraph-properties fo:text-align="start" style:justify-single-word="false"/>
      <style:text-properties fo:font-size="12pt" fo:font-weight="bold" officeooo:rsid="0025668c" officeooo:paragraph-rsid="0025668c" style:font-size-asian="12pt" style:font-weight-asian="bold" style:font-size-complex="12pt" style:font-weight-complex="bold"/>
    </style:style>
    <style:style style:name="P58" style:family="paragraph" style:parent-style-name="Text_20_body">
      <style:paragraph-properties fo:text-align="start" style:justify-single-word="false"/>
      <style:text-properties fo:font-size="12pt" fo:font-weight="normal" officeooo:rsid="0025668c" officeooo:paragraph-rsid="0025668c" style:font-size-asian="12pt" style:font-weight-asian="normal" style:font-size-complex="12pt" style:font-weight-complex="normal"/>
    </style:style>
    <style:style style:name="P59" style:family="paragraph" style:parent-style-name="Text_20_body">
      <style:paragraph-properties fo:text-align="start" style:justify-single-word="false"/>
      <style:text-properties fo:font-size="12pt" fo:font-weight="normal" officeooo:rsid="002b98b6" officeooo:paragraph-rsid="002b98b6" style:font-size-asian="12pt" style:font-weight-asian="normal" style:font-size-complex="12pt" style:font-weight-complex="normal"/>
    </style:style>
    <style:style style:name="P60" style:family="paragraph" style:parent-style-name="Text_20_body">
      <style:paragraph-properties fo:text-align="start" style:justify-single-word="false"/>
      <style:text-properties fo:font-size="12pt" fo:font-weight="bold" officeooo:rsid="0046f3ac" officeooo:paragraph-rsid="0046f3ac" style:font-size-asian="12pt" style:font-weight-asian="bold" style:font-size-complex="12pt" style:font-weight-complex="bold"/>
    </style:style>
    <style:style style:name="P61" style:family="paragraph" style:parent-style-name="Text_20_body">
      <style:paragraph-properties fo:text-align="start" style:justify-single-word="false"/>
      <style:text-properties fo:font-size="12pt" fo:font-style="normal" fo:font-weight="normal" officeooo:rsid="0046f3ac" officeooo:paragraph-rsid="0046f3ac" style:font-size-asian="12pt" style:font-style-asian="normal" style:font-weight-asian="normal" style:font-size-complex="12pt" style:font-style-complex="normal" style:font-weight-complex="normal"/>
    </style:style>
    <style:style style:name="P62" style:family="paragraph" style:parent-style-name="Text_20_body">
      <style:paragraph-properties fo:text-align="start" style:justify-single-word="false"/>
      <style:text-properties fo:font-size="12pt" fo:font-weight="normal" officeooo:rsid="0056f04e" officeooo:paragraph-rsid="0056f04e" style:font-size-asian="12pt" style:font-weight-asian="normal" style:font-size-complex="12pt" style:font-weight-complex="normal"/>
    </style:style>
    <style:style style:name="P63" style:family="paragraph" style:parent-style-name="Text_20_body">
      <style:paragraph-properties fo:text-align="start" style:justify-single-word="false"/>
      <style:text-properties fo:font-size="12pt" fo:font-weight="bold" officeooo:rsid="0056f04e" officeooo:paragraph-rsid="0056f04e" style:font-size-asian="12pt" style:font-weight-asian="bold" style:font-size-complex="12pt" style:font-weight-complex="bold"/>
    </style:style>
    <style:style style:name="P64" style:family="paragraph" style:parent-style-name="Text_20_body">
      <style:paragraph-properties fo:text-align="start" style:justify-single-word="false"/>
      <style:text-properties fo:font-size="12pt" fo:font-weight="bold" officeooo:rsid="005c44cd" officeooo:paragraph-rsid="005c44cd" style:font-size-asian="12pt" style:font-weight-asian="bold" style:font-size-complex="12pt" style:font-weight-complex="bold"/>
    </style:style>
    <style:style style:name="P65" style:family="paragraph" style:parent-style-name="Text_20_body">
      <style:paragraph-properties fo:text-align="start" style:justify-single-word="false"/>
      <style:text-properties fo:font-size="12pt" fo:font-style="normal" fo:font-weight="normal" officeooo:rsid="005c44cd" officeooo:paragraph-rsid="005c44cd" style:font-size-asian="12pt" style:font-style-asian="normal" style:font-weight-asian="normal" style:font-size-complex="12pt" style:font-style-complex="normal" style:font-weight-complex="normal"/>
    </style:style>
    <style:style style:name="P66" style:family="paragraph" style:parent-style-name="Text_20_body">
      <style:text-properties officeooo:rsid="02e82a24" officeooo:paragraph-rsid="00bb0ca2" style:font-size-asian="12pt"/>
    </style:style>
    <style:style style:name="P67" style:family="paragraph" style:parent-style-name="Standard">
      <style:paragraph-properties fo:break-before="page"/>
      <style:text-properties fo:font-size="13pt" fo:font-weight="bold" officeooo:rsid="006239c3" officeooo:paragraph-rsid="006239c3" style:font-size-asian="11.3500003814697pt" style:font-weight-asian="bold" style:font-size-complex="13pt" style:font-weight-complex="bold"/>
    </style:style>
    <style:style style:name="P68" style:family="paragraph" style:parent-style-name="Standard">
      <style:text-properties fo:font-size="13pt" fo:font-weight="normal" officeooo:rsid="006239c3" officeooo:paragraph-rsid="006239c3" style:font-size-asian="11.3500003814697pt" style:font-weight-asian="normal" style:font-size-complex="13pt" style:font-weight-complex="normal"/>
    </style:style>
    <style:style style:name="P69" style:family="paragraph" style:parent-style-name="Standard">
      <style:text-properties fo:font-size="13pt" fo:font-weight="bold" officeooo:rsid="00675424" officeooo:paragraph-rsid="00675424" style:font-size-asian="11.3500003814697pt" style:font-weight-asian="bold" style:font-size-complex="13pt" style:font-weight-complex="bold"/>
    </style:style>
    <style:style style:name="P70" style:family="paragraph" style:parent-style-name="Standard">
      <style:text-properties fo:font-size="13pt" fo:font-weight="normal" officeooo:rsid="00675424" officeooo:paragraph-rsid="00675424" style:font-size-asian="11.3500003814697pt" style:font-weight-asian="normal" style:font-size-complex="13pt" style:font-weight-complex="normal"/>
    </style:style>
    <style:style style:name="P71" style:family="paragraph" style:parent-style-name="Standard">
      <style:text-properties fo:font-size="13pt" fo:font-weight="bold" officeooo:rsid="00a94e53" officeooo:paragraph-rsid="00a94e53" style:font-size-asian="11.3500003814697pt" style:font-weight-asian="bold" style:font-size-complex="13pt" style:font-weight-complex="bold"/>
    </style:style>
    <style:style style:name="P72" style:family="paragraph" style:parent-style-name="Standard">
      <style:text-properties fo:font-size="13pt" fo:font-weight="normal" officeooo:rsid="00a94e53" officeooo:paragraph-rsid="00a94e53" style:font-size-asian="11.3500003814697pt" style:font-weight-asian="normal" style:font-size-complex="13pt" style:font-weight-complex="normal"/>
    </style:style>
    <style:style style:name="P73" style:family="paragraph" style:parent-style-name="Standard">
      <style:text-properties fo:font-size="13pt" fo:font-weight="bold" officeooo:rsid="012585c0" officeooo:paragraph-rsid="012585c0" style:font-size-asian="11.3500003814697pt" style:font-weight-asian="bold" style:font-size-complex="13pt" style:font-weight-complex="bold"/>
    </style:style>
    <style:style style:name="T1" style:family="text">
      <style:text-properties officeooo:rsid="0024a4f5"/>
    </style:style>
    <style:style style:name="T2" style:family="text">
      <style:text-properties officeooo:rsid="00218cf3"/>
    </style:style>
    <style:style style:name="T3" style:family="text">
      <style:text-properties fo:font-style="italic" style:font-style-asian="italic" style:font-style-complex="italic"/>
    </style:style>
    <style:style style:name="T4" style:family="text">
      <style:text-properties officeooo:rsid="0021f95a"/>
    </style:style>
    <style:style style:name="T5" style:family="text">
      <style:text-properties officeooo:rsid="0025041a"/>
    </style:style>
    <style:style style:name="T6" style:family="text">
      <style:text-properties officeooo:rsid="002e4864"/>
    </style:style>
    <style:style style:name="T7" style:family="text">
      <style:text-properties fo:font-style="italic" officeooo:rsid="002b98b6" style:font-style-asian="italic" style:font-style-complex="italic"/>
    </style:style>
    <style:style style:name="T8" style:family="text">
      <style:text-properties officeooo:rsid="002b98b6"/>
    </style:style>
    <style:style style:name="T9" style:family="text">
      <style:text-properties officeooo:rsid="00307be0"/>
    </style:style>
    <style:style style:name="T10" style:family="text">
      <style:text-properties fo:font-style="italic" officeooo:rsid="00307be0" style:font-style-asian="italic" style:font-style-complex="italic"/>
    </style:style>
    <style:style style:name="T11" style:family="text">
      <style:text-properties officeooo:rsid="0032f586"/>
    </style:style>
    <style:style style:name="T12" style:family="text">
      <style:text-properties officeooo:rsid="003442ee"/>
    </style:style>
    <style:style style:name="T13" style:family="text">
      <style:text-properties officeooo:rsid="003451bb"/>
    </style:style>
    <style:style style:name="T14" style:family="text">
      <style:text-properties officeooo:rsid="0035dc53"/>
    </style:style>
    <style:style style:name="T15" style:family="text">
      <style:text-properties officeooo:rsid="00360866"/>
    </style:style>
    <style:style style:name="T16" style:family="text">
      <style:text-properties officeooo:rsid="00375caf"/>
    </style:style>
    <style:style style:name="T17" style:family="text">
      <style:text-properties officeooo:rsid="003900a7"/>
    </style:style>
    <style:style style:name="T18" style:family="text">
      <style:text-properties officeooo:rsid="0014f5d9"/>
    </style:style>
    <style:style style:name="T19" style:family="text">
      <style:text-properties officeooo:rsid="009794e2"/>
    </style:style>
    <style:style style:name="T20" style:family="text">
      <style:text-properties officeooo:rsid="009943fb"/>
    </style:style>
    <style:style style:name="T21" style:family="text">
      <style:text-properties officeooo:rsid="009b1bdb"/>
    </style:style>
    <style:style style:name="T22" style:family="text">
      <style:text-properties officeooo:rsid="00548123"/>
    </style:style>
    <style:style style:name="T23" style:family="text">
      <style:text-properties fo:font-style="italic" officeooo:rsid="005ea85c" style:font-style-asian="italic" style:font-style-complex="italic"/>
    </style:style>
    <style:style style:name="T24" style:family="text">
      <style:text-properties fo:font-style="italic" officeooo:rsid="005c44cd" style:font-style-asian="italic" style:font-style-complex="italic"/>
    </style:style>
    <style:style style:name="T25" style:family="text">
      <style:text-properties fo:font-style="italic" fo:font-weight="bold" officeooo:rsid="005c44cd" style:font-style-asian="italic" style:font-weight-asian="bold" style:font-style-complex="italic" style:font-weight-complex="bold"/>
    </style:style>
    <style:style style:name="T26" style:family="text">
      <style:text-properties fo:font-style="italic" officeooo:rsid="00648391" style:font-style-asian="italic" style:font-style-complex="italic"/>
    </style:style>
    <style:style style:name="T27" style:family="text">
      <style:text-properties fo:font-style="italic" officeooo:rsid="006239c3" style:font-style-asian="italic" style:font-style-complex="italic"/>
    </style:style>
    <style:style style:name="T28" style:family="text">
      <style:text-properties fo:font-style="italic" fo:font-weight="bold" officeooo:rsid="006239c3" style:font-style-asian="italic" style:font-weight-asian="bold" style:font-style-complex="italic" style:font-weight-complex="bold"/>
    </style:style>
    <style:style style:name="T29" style:family="text">
      <style:text-properties officeooo:rsid="004ec518"/>
    </style:style>
    <style:style style:name="T30" style:family="text">
      <style:text-properties officeooo:rsid="0058e060"/>
    </style:style>
    <style:style style:name="T31" style:family="text">
      <style:text-properties fo:font-style="italic" officeooo:rsid="0058e060" style:font-style-asian="italic" style:font-style-complex="italic"/>
    </style:style>
    <style:style style:name="T32" style:family="text">
      <style:text-properties fo:font-style="italic" officeooo:rsid="0056f04e" style:font-style-asian="italic" style:font-style-complex="italic"/>
    </style:style>
    <style:style style:name="T33" style:family="text">
      <style:text-properties fo:font-style="italic" officeooo:rsid="004ec518" style:font-style-asian="italic" style:font-style-complex="italic"/>
    </style:style>
    <style:style style:name="T34" style:family="text">
      <style:text-properties officeooo:rsid="004ff14a"/>
    </style:style>
    <style:style style:name="T35" style:family="text">
      <style:text-properties officeooo:rsid="00429d15"/>
    </style:style>
    <style:style style:name="T36" style:family="text">
      <style:text-properties fo:font-style="italic" officeooo:rsid="00698bab" style:font-style-asian="italic" style:font-style-complex="italic"/>
    </style:style>
    <style:style style:name="T37" style:family="text">
      <style:text-properties fo:font-style="italic" officeooo:rsid="00675424" style:font-style-asian="italic" style:font-style-complex="italic"/>
    </style:style>
    <style:style style:name="T38" style:family="text">
      <style:text-properties officeooo:rsid="00441d00"/>
    </style:style>
    <style:style style:name="T39" style:family="text">
      <style:text-properties officeooo:rsid="006752f7"/>
    </style:style>
    <style:style style:name="T40" style:family="text">
      <style:text-properties officeooo:rsid="0047d7ac"/>
    </style:style>
    <style:style style:name="T41" style:family="text">
      <style:text-properties fo:font-style="italic" officeooo:rsid="0047d7ac" style:font-style-asian="italic" style:font-style-complex="italic"/>
    </style:style>
    <style:style style:name="T42" style:family="text">
      <style:text-properties officeooo:rsid="004a748d"/>
    </style:style>
    <style:style style:name="T43" style:family="text">
      <style:text-properties officeooo:rsid="004d0f9d"/>
    </style:style>
    <style:style style:name="T44" style:family="text">
      <style:text-properties officeooo:rsid="004ed897"/>
    </style:style>
    <style:style style:name="T45" style:family="text">
      <style:text-properties officeooo:rsid="0050d526"/>
    </style:style>
    <style:style style:name="T46" style:family="text">
      <style:text-properties officeooo:rsid="006dd8c6"/>
    </style:style>
    <style:style style:name="T47" style:family="text">
      <style:text-properties officeooo:rsid="00566019"/>
    </style:style>
    <style:style style:name="T48" style:family="text">
      <style:text-properties officeooo:rsid="006fd21e"/>
    </style:style>
    <style:style style:name="T49" style:family="text">
      <style:text-properties officeooo:rsid="00161290"/>
    </style:style>
    <style:style style:name="T50" style:family="text">
      <style:text-properties officeooo:rsid="00a10cf9"/>
    </style:style>
    <style:style style:name="T51" style:family="text">
      <style:text-properties officeooo:rsid="011c7dfe"/>
    </style:style>
    <style:style style:name="T52" style:family="text">
      <style:text-properties officeooo:rsid="01358f7a"/>
    </style:style>
    <style:style style:name="T53" style:family="text">
      <style:text-properties officeooo:rsid="012585c0"/>
    </style:style>
    <style:style style:name="T54" style:family="text">
      <style:text-properties officeooo:rsid="01291c48"/>
    </style:style>
    <style:style style:name="T55" style:family="text">
      <style:text-properties fo:font-style="italic" officeooo:rsid="0126ca2f" style:font-style-asian="italic" style:font-style-complex="italic"/>
    </style:style>
    <style:style style:name="T56" style:family="text">
      <style:text-properties officeooo:rsid="0126ca2f"/>
    </style:style>
    <style:style style:name="T57" style:family="text">
      <style:text-properties officeooo:rsid="012c70f9"/>
    </style:style>
    <style:style style:name="T58" style:family="text">
      <style:text-properties officeooo:rsid="012fe788"/>
    </style:style>
    <style:style style:name="T59" style:family="text">
      <style:text-properties officeooo:rsid="012fbf50"/>
    </style:style>
    <style:style style:name="T60" style:family="text">
      <style:text-properties fo:font-style="italic" officeooo:rsid="012fbf50" style:font-style-asian="italic" style:font-style-complex="italic"/>
    </style:style>
    <style:style style:name="T61" style:family="text">
      <style:text-properties officeooo:rsid="01379188"/>
    </style:style>
    <style:style style:name="T62" style:family="text">
      <style:text-properties officeooo:rsid="01397764"/>
    </style:style>
    <style:style style:name="T63" style:family="text">
      <style:text-properties officeooo:rsid="01416b85"/>
    </style:style>
    <style:style style:name="T64" style:family="text">
      <style:text-properties fo:font-style="italic" officeooo:rsid="01379188" style:font-style-asian="italic" style:font-style-complex="italic"/>
    </style:style>
    <style:style style:name="T65" style:family="text">
      <style:text-properties officeooo:rsid="013a7351"/>
    </style:style>
    <style:style style:name="T66" style:family="text">
      <style:text-properties officeooo:rsid="013c0b10"/>
    </style:style>
    <style:style style:name="T67" style:family="text">
      <style:text-properties officeooo:rsid="0143986e"/>
    </style:style>
    <style:style style:name="T68" style:family="text">
      <style:text-properties officeooo:rsid="0143dc90"/>
    </style:style>
    <style:style style:name="T69" style:family="text">
      <style:text-properties fo:font-style="italic" officeooo:rsid="013a7351" style:font-style-asian="italic" style:font-style-complex="italic"/>
    </style:style>
    <style:style style:name="T70" style:family="text">
      <style:text-properties fo:font-style="italic" officeooo:rsid="01473d7b" style:font-style-asian="italic" style:font-style-complex="italic"/>
    </style:style>
    <style:style style:name="T71" style:family="text">
      <style:text-properties fo:font-style="normal" officeooo:rsid="013d9a4e" style:font-style-asian="normal" style:font-style-complex="normal"/>
    </style:style>
    <style:style style:name="T72" style:family="text">
      <style:text-properties fo:font-style="italic" officeooo:rsid="013d9a4e" style:font-style-asian="italic" style:font-style-complex="italic"/>
    </style:style>
    <style:style style:name="T73" style:family="text">
      <style:text-properties fo:font-style="italic" officeooo:rsid="0145b755" style:font-style-asian="italic" style:font-style-complex="italic"/>
    </style:style>
    <style:style style:name="T74" style:family="text">
      <style:text-properties officeooo:rsid="014d2121"/>
    </style:style>
    <style:style style:name="T75" style:family="text">
      <style:text-properties officeooo:rsid="014e0c95"/>
    </style:style>
    <style:style style:name="T76" style:family="text">
      <style:text-properties officeooo:rsid="014fc3dd"/>
    </style:style>
    <style:style style:name="T77" style:family="text">
      <style:text-properties officeooo:rsid="01518611"/>
    </style:style>
    <style:style style:name="T78" style:family="text">
      <style:text-properties officeooo:rsid="01598063"/>
    </style:style>
    <style:style style:name="T79" style:family="text">
      <style:text-properties officeooo:rsid="01176440"/>
    </style:style>
    <style:style style:name="T80" style:family="text">
      <style:text-properties officeooo:rsid="00aafeaa"/>
    </style:style>
    <style:style style:name="T81" style:family="text">
      <style:text-properties fo:font-style="italic" officeooo:rsid="00aafeaa" style:font-style-asian="italic" style:font-style-complex="italic"/>
    </style:style>
    <style:style style:name="T82" style:family="text">
      <style:text-properties fo:font-style="italic" officeooo:rsid="00a94e53" style:font-style-asian="italic" style:font-style-complex="italic"/>
    </style:style>
    <style:style style:name="T83" style:family="text">
      <style:text-properties officeooo:rsid="00a41b4b"/>
    </style:style>
    <style:style style:name="T84" style:family="text">
      <style:text-properties officeooo:rsid="00afc91b"/>
    </style:style>
    <style:style style:name="T85" style:family="text">
      <style:text-properties officeooo:rsid="00b6670c"/>
    </style:style>
    <style:style style:name="T86" style:family="text">
      <style:text-properties officeooo:rsid="00b42c09"/>
    </style:style>
    <style:style style:name="T87" style:family="text">
      <style:text-properties fo:font-style="italic" officeooo:rsid="00b42c09" style:font-style-asian="italic" style:font-style-complex="italic"/>
    </style:style>
    <style:style style:name="T88" style:family="text">
      <style:text-properties fo:font-style="normal" officeooo:rsid="00b7be61" style:font-style-asian="normal" style:font-style-complex="normal"/>
    </style:style>
    <style:style style:name="T89" style:family="text">
      <style:text-properties fo:font-style="normal" officeooo:rsid="00b96520" style:font-style-asian="normal" style:font-style-complex="normal"/>
    </style:style>
    <style:style style:name="T90" style:family="text">
      <style:text-properties fo:font-style="normal" officeooo:rsid="00be7762" style:font-style-asian="normal" style:font-style-complex="normal"/>
    </style:style>
    <style:style style:name="T91" style:family="text">
      <style:text-properties fo:font-style="italic" officeooo:rsid="00be7762" style:font-style-asian="italic" style:font-style-complex="italic"/>
    </style:style>
    <style:style style:name="T92" style:family="text">
      <style:text-properties fo:font-style="italic" fo:font-weight="normal" officeooo:rsid="02e82a24" style:font-style-asian="italic" style:font-weight-asian="normal" style:font-style-complex="italic" style:font-weight-complex="normal"/>
    </style:style>
    <style:style style:name="T93" style:family="text">
      <style:text-properties fo:font-style="italic" officeooo:rsid="02e82a24" style:font-style-asian="italic" style:font-style-complex="italic"/>
    </style:style>
    <style:style style:name="T94" style:family="text">
      <style:text-properties fo:font-style="italic" officeooo:rsid="00bb3130" style:font-style-asian="italic" style:font-style-complex="italic"/>
    </style:style>
    <style:style style:name="T95" style:family="text">
      <style:text-properties officeooo:rsid="011eca85"/>
    </style:style>
    <style:style style:name="T96" style:family="text">
      <style:text-properties officeooo:rsid="00a491f2"/>
    </style:style>
    <style:style style:name="T97" style:family="text">
      <style:text-properties officeooo:rsid="01181573"/>
    </style:style>
    <style:style style:name="T98" style:family="text">
      <style:text-properties officeooo:rsid="01238a23"/>
    </style:style>
    <style:style style:name="T99" style:family="text">
      <style:text-properties officeooo:rsid="00d54cc6"/>
    </style:style>
    <style:style style:name="T100" style:family="text">
      <style:text-properties officeooo:rsid="016a5dd3"/>
    </style:style>
    <style:style style:name="T101" style:family="text">
      <style:text-properties officeooo:rsid="015dcead"/>
    </style:style>
    <style:style style:name="T102" style:family="text">
      <style:text-properties officeooo:rsid="015c43d4"/>
    </style:style>
    <style:style style:name="T103" style:family="text">
      <style:text-properties officeooo:rsid="015ec1f4"/>
    </style:style>
    <style:style style:name="T104" style:family="text">
      <style:text-properties officeooo:rsid="01650b1c"/>
    </style:style>
    <style:style style:name="T105" style:family="text">
      <style:text-properties officeooo:rsid="016cc309"/>
    </style:style>
    <style:style style:name="T106" style:family="text">
      <style:text-properties officeooo:rsid="00f4f92b"/>
    </style:style>
    <style:style style:name="T107" style:family="text">
      <style:text-properties officeooo:rsid="00f02876"/>
    </style:style>
    <style:style style:name="T108" style:family="text">
      <style:text-properties officeooo:rsid="00f11931"/>
    </style:style>
    <style:style style:name="T109" style:family="text">
      <style:text-properties officeooo:rsid="00f1c9a8"/>
    </style:style>
    <style:style style:name="T110" style:family="text">
      <style:text-properties officeooo:rsid="00f6162e"/>
    </style:style>
    <style:style style:name="T111" style:family="text">
      <style:text-properties style:text-position="super 58%"/>
    </style:style>
    <style:style style:name="T112" style:family="text">
      <style:text-properties officeooo:rsid="010156f4"/>
    </style:style>
    <style:style style:name="T113" style:family="text">
      <style:text-properties officeooo:rsid="01022465"/>
    </style:style>
    <style:style style:name="T114" style:family="text">
      <style:text-properties officeooo:rsid="01028fbb"/>
    </style:style>
    <style:style style:name="T115" style:family="text">
      <style:text-properties officeooo:rsid="01036bf4"/>
    </style:style>
    <style:style style:name="T116" style:family="text">
      <style:text-properties officeooo:rsid="01047476"/>
    </style:style>
    <style:style style:name="T117" style:family="text">
      <style:text-properties officeooo:rsid="011530e4"/>
    </style:style>
    <style:style style:name="T118" style:family="text">
      <style:text-properties officeooo:rsid="01103c30"/>
    </style:style>
    <style:style style:name="T119" style:family="text">
      <style:text-properties officeooo:rsid="01112cb0"/>
    </style:style>
    <style:style style:name="T120" style:family="text">
      <style:text-properties officeooo:rsid="011271a2"/>
    </style:style>
    <style:style style:name="T121" style:family="text">
      <style:text-properties fo:font-size="12pt" fo:font-weight="bold" officeooo:rsid="0426cbc9" style:font-size-asian="12pt" style:font-weight-asian="bold" style:font-size-complex="12pt" style:font-weight-complex="bold"/>
    </style:style>
    <style:style style:name="T122" style:family="text">
      <style:text-properties fo:font-size="12pt" fo:font-weight="bold" officeooo:rsid="02e82a24" style:font-size-asian="12pt" style:font-weight-asian="bold" style:font-size-complex="12pt" style:font-weight-complex="bold"/>
    </style:style>
    <style:style style:name="T123" style:family="text">
      <style:text-properties fo:font-size="12pt" fo:font-weight="normal" officeooo:rsid="02e82a24" style:font-size-asian="12pt" style:font-weight-asian="normal" style:font-size-complex="12pt" style:font-weight-complex="normal"/>
    </style:style>
    <style:style style:name="T124" style:family="text">
      <style:text-properties fo:font-size="12pt" fo:font-weight="normal" officeooo:rsid="038dd9cf" style:font-size-asian="12pt" style:font-weight-asian="normal" style:font-size-complex="12pt" style:font-weight-complex="normal"/>
    </style:style>
    <style:style style:name="T125" style:family="text">
      <style:text-properties fo:font-size="12pt" fo:font-weight="normal" officeooo:rsid="0026d4d6" style:font-size-asian="12pt" style:font-weight-asian="normal" style:font-size-complex="12pt" style:font-weight-complex="normal"/>
    </style:style>
    <style:style style:name="T126" style:family="text">
      <style:text-properties officeooo:rsid="038d9d4d"/>
    </style:style>
    <style:style style:name="T127" style:family="text">
      <style:text-properties officeooo:rsid="038dd9cf"/>
    </style:style>
    <style:style style:name="T128" style:family="text">
      <style:text-properties officeooo:rsid="0025668c"/>
    </style:style>
    <style:style style:name="T129" style:family="text">
      <style:text-properties fo:font-weight="normal" style:font-weight-asian="normal" style:font-weight-complex="normal"/>
    </style:style>
    <style:style style:name="T130" style:family="text">
      <style:text-properties fo:font-style="italic" fo:font-weight="normal" style:font-style-asian="italic" style:font-weight-asian="normal" style:font-style-complex="italic" style:font-weight-complex="normal"/>
    </style:style>
    <style:style style:name="T131" style:family="text">
      <style:text-properties fo:font-weight="bold" style:font-weight-asian="bold" style:font-weight-complex="bold"/>
    </style:style>
    <style:style style:name="T132" style:family="text">
      <style:text-properties fo:font-style="normal" fo:font-weight="normal" style:font-style-asian="normal" style:font-weight-asian="normal" style:font-style-complex="normal" style:font-weight-complex="normal"/>
    </style:style>
    <style:style style:name="T133" style:family="text">
      <style:text-properties fo:font-style="normal" fo:font-weight="bold" style:font-style-asian="normal" style:font-weight-asian="bold" style:font-style-complex="normal" style:font-weight-complex="bold"/>
    </style:style>
    <style:style style:name="T134" style:family="text">
      <style:text-properties fo:font-style="normal" style:font-style-asian="normal" style:font-style-complex="normal"/>
    </style:style>
    <style:style style:name="T135" style:family="text">
      <style:text-properties officeooo:rsid="00bb3130"/>
    </style:style>
    <style:style style:name="T136" style:family="text">
      <style:text-properties officeooo:rsid="00bc8fae"/>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RescueNet </text:span>Deployment Strategy Report</text:p>
      <text:p text:style-name="P2"/>
      <text:p text:style-name="P3">Section 1 – Reflective Learning</text:p>
      <text:p text:style-name="P3"/>
      <text:p text:style-name="P4">1(a) – Research Process</text:p>
      <text:p text:style-name="P5">Conducting research for this report, <text:span text:style-name="T2">it immediately became clear to me that this report shares many data protection and privacy implications with another report I had written, and that many of the same reliable resources will be applicable.</text:span> In particular OWASP Top 10 <text:span text:style-name="T3">(OWASP Foundation, 2021),</text:span> and GDPR 2018 <text:span text:style-name="T3">(GDPR, 2018).</text:span> Those resources are considered to be industry standard, and many professional large-scale services cite them directly, and they are required to do so by law!</text:p>
      <text:p text:style-name="P6">This, paired with the fact that some of th<text:span text:style-name="T4">e companies behind those</text:span> services <text:span text:style-name="T4">run into hundreds of millions of dollars, proves their reliability to me.</text:span></text:p>
      <text:p text:style-name="P7"/>
      <text:p text:style-name="P8">One specific topic where I found conflicting advice would be <text:span text:style-name="T5">the</text:span> backup frequency and strategy. <text:span text:style-name="T6">One article suggests the use of cloud storage, indicating that better data plans can be purchased in case backup requires more space </text:span><text:span text:style-name="T7">(National Cyber Security Centre, 2021)</text:span><text:span text:style-name="T8">. </text:span><text:span text:style-name="T6">Another ar</text:span><text:span text:style-name="T9">ticle however </text:span><text:span text:style-name="T10">(Sam Nicholls, 2026)</text:span><text:span text:style-name="T9">, approaches </text:span><text:span text:style-name="T11">the topic</text:span><text:span text:style-name="T9"> more cost-consciously, stating that </text:span><text:span text:style-name="T11">such actions may rack up the costs of maintenance, instead proposing a cost optimisation strategy. </text:span><text:span text:style-name="T12">Ultimately, I decided that for </text:span><text:span text:style-name="T13">this particular application, removable media storage would be the most appropriate </text:span><text:span text:style-name="T14">way of handling backups </text:span><text:span text:style-name="T15">due to the fact that </text:span><text:span text:style-name="T16">it is ran by a charity who prioriti</text:span><text:span text:style-name="T17">ses cost cutting wherever possible</text:span><text:span text:style-name="T13">.</text:span></text:p>
      <text:p text:style-name="P7"/>
      <text:p text:style-name="P7"/>
      <text:p text:style-name="P9"/>
      <text:p text:style-name="P10">1(<text:span text:style-name="T18">b</text:span>) – <text:span text:style-name="T18">Changed Understanding</text:span></text:p>
      <text:p text:style-name="P10"/>
      <text:p text:style-name="P10"/>
      <text:p text:style-name="P10"/>
      <text:p text:style-name="P10">1(<text:span text:style-name="T18">c</text:span>) – <text:span text:style-name="T18">Success and Failure</text:span></text:p>
      <text:p text:style-name="P11">A key success in this module was the effective incorporation of self-motivation strategies. This significantly improved my ability to maintain a high degree of focus and productivity over extended periods of time. <text:span text:style-name="T19">By implementing a structured work regimen – Such as minimising distractions, </text:span><text:span text:style-name="T20">adhering to</text:span><text:span text:style-name="T19"> a strict diet, controlling my working environment, and setting clear milestones, I was able to stay more consistent </text:span><text:span text:style-name="T20">with my productive output; which is something I previously struggled to achieve. This demonstrates that my productivity is not limited by my capability, but rather the systems and behaviours I adopt when approaching work.</text:span></text:p>
      <text:p text:style-name="P12">However, this success is also a failure as it revealed a significant limitation. The effectiveness of these strategies was heavily influenced by external pressures, particularly deadlines. Without this pressure, <text:span text:style-name="T21">maintaining this level of productivity would have likely been significantly more difficult. This indicates a reliance on extrinsic motivation, rather than a fully developed intrinsic motivation, which may limit long-term consistency.</text:span></text:p>
      <text:p text:style-name="P13">This insight has been valuable as it highlights an area for further development. Moving forward, I aim to reduce reliance on external pressures by developing more intrinsic forms of motivation. By doing so, I can create a more sustainable approach to productivity.</text:p>
      <text:p text:style-name="P14"/>
      <text:p text:style-name="P15"/>
      <text:p text:style-name="P10"><text:soft-page-break/></text:p>
      <text:p text:style-name="P10"/>
      <text:p text:style-name="P10"/>
      <text:p text:style-name="P10">1<text:span text:style-name="T18">(d</text:span>) – <text:span text:style-name="T18">Self-Motivation</text:span></text:p>
      <text:p text:style-name="P16">To maintain a high degree of motivation throughout this assessment, and avoid procrastination, I deployed several different strategies:</text:p>
      <text:p text:style-name="P16"/>
      <text:p text:style-name="P16">1. Distraction minimisation</text:p>
      <text:p text:style-name="P17">To avoid bodily distractions and the feeling of a bloated stomach, as well as <text:span text:style-name="T22">maintain consistent</text:span> energy levels, I delayed eating for as long as possible <text:span text:style-name="T23">(</text:span><text:span text:style-name="T24">Christoph Bamberg, Julia Reinchenberger, Jens Blechert,</text:span><text:span text:style-name="T25"> </text:span><text:span text:style-name="T24">2025</text:span><text:span text:style-name="T23">)</text:span>. As soon I woke up, I would sit down to work on this assessment, prioritising the achievement of milestones before allowing myself to indulge in high-protein food <text:span text:style-name="T26">(</text:span><text:span text:style-name="T27">Dominik H Pesta, Varman T Samuel</text:span><text:span text:style-name="T28">, </text:span><text:span text:style-name="T27">2014</text:span><text:span text:style-name="T26">)</text:span>. <text:span text:style-name="T29">To further aid this, I would avoid drinking sugary or caffeinated beverages, instead opting for </text:span><text:span text:style-name="T30">peppermint tea </text:span><text:span text:style-name="T31">(</text:span><text:span text:style-name="T32">Luka Netzler, Brian Lovell, 2025</text:span><text:span text:style-name="T31">)</text:span><text:span text:style-name="T33">.</text:span></text:p>
      <text:p text:style-name="P18"/>
      <text:p text:style-name="P19">2. <text:span text:style-name="T34">Focus Management</text:span></text:p>
      <text:p text:style-name="P20">To avoid mental distractions and maintain my dopamine levels, I would turn off all redundant applications (such as Steam, or Discord), <text:span text:style-name="T35">reduce the brightness of my screen, and even reduce saturation </text:span><text:span text:style-name="T36">(</text:span><text:span text:style-name="T37">Craig A. Williamson, Jari J. Morganti, Hannah E. Smithson, 2023)</text:span><text:span text:style-name="T35">. This </text:span><text:span text:style-name="T38">created a monotonous, </text:span><text:span text:style-name="T39">albeit</text:span><text:span text:style-name="T38"> a highly reliable environment in which I could maintain my focus for much longer. </text:span></text:p>
      <text:p text:style-name="P21">To further maintain my focus, and prevent my mind from drifting off, I would utilise the rubber duck <text:span text:style-name="T40">debugging </text:span>technique<text:span text:style-name="T3"> </text:span><text:span text:style-name="T41">(Rubber Duck Debugging, n.d.)</text:span><text:span text:style-name="T40">. </text:span><text:span text:style-name="T42">By narrating my own actions, I could keep my mind anchored in the present moment, </text:span><text:span text:style-name="T43">minimising </text:span><text:span text:style-name="T44">unrelated thought.</text:span></text:p>
      <text:p text:style-name="P21"/>
      <text:p text:style-name="P22"><text:span text:style-name="T45">3. Future Reflection</text:span></text:p>
      <text:p text:style-name="P23">To further improve my workflow in the future, I would also avoid <text:span text:style-name="T46">nicotine</text:span> to keep my heart rate consistent, <text:span text:style-name="T47">instead replacing it with scented candles. </text:span><text:span text:style-name="T48">I would communicate more with my lecturers, asking more questions pertaining to the assessment. </text:span></text:p>
      <text:p text:style-name="P24"/>
      <text:p text:style-name="P10"/>
      <text:p text:style-name="P10"/>
      <text:p text:style-name="P25">Section <text:span text:style-name="T18">2</text:span> – <text:span text:style-name="T49">Ongoing Risk Management</text:span></text:p>
      <text:p text:style-name="P25"/>
      <text:p text:style-name="P25"/>
      <text:p text:style-name="P26"><text:span text:style-name="T50">2</text:span><text:span text:style-name="T18">(</text:span><text:span text:style-name="T50">a</text:span>) – <text:span text:style-name="T50">Monitoring and Alerting Strategy</text:span></text:p>
      <text:p text:style-name="P27"/>
      <text:p text:style-name="P28">Monitoring considerations include:</text:p>
      <text:list text:style-name="L1">
        <text:list-item>
          <text:p text:style-name="P29">Application <text:span text:style-name="T51">U</text:span>ptime</text:p>
          <text:list>
            <text:list-item>
              <text:p text:style-name="P30">Since this system is of critical importance and is required to run continuously, monitoring of uptime is of lesser importance than monitoring downtime. <text:span text:style-name="T52">To save processing power and disk space, uptime won’t be monitored.</text:span></text:p>
            </text:list-item>
          </text:list>
        </text:list-item>
        <text:list-item>
          <text:p text:style-name="P29">Error <text:span text:style-name="T51">R</text:span>ates </text:p>
          <text:list>
            <text:list-item>
              <text:p text:style-name="P31">Monitoring error rates <text:span text:style-name="T53">by the following categories: </text:span><text:span text:style-name="T54">Success (2xx), </text:span><text:span text:style-name="T53">Redirection (3xx), Client (4xx), Server (5xx) </text:span><text:span text:style-name="T55">(The Postman Team, 2025)</text:span><text:span text:style-name="T56"> </text:span><text:span text:style-name="T54">can help detect the most vulnerable parts of the application </text:span><text:span text:style-name="T57">early before they lead to a disaster during a rescue operation. Implementation of this monitoring strategy is relatively low cost yet it can carry significant benefits.</text:span></text:p>
            </text:list-item>
          </text:list>
        </text:list-item>
        <text:list-item>
          <text:p text:style-name="P29">Authentication <text:span text:style-name="T51">F</text:span>ailure <text:span text:style-name="T51">R</text:span>ates</text:p>
          <text:list>
            <text:list-item>
              <text:p text:style-name="P32">This application stores <text:span text:style-name="T58">and processes</text:span> <text:span text:style-name="T59">both </text:span>personal <text:span text:style-name="T59">data defined in article 4(1) </text:span><text:span text:style-name="T60">(GDPR, 2018),</text:span><text:span text:style-name="T59"> and special category personal data defined in article 9(1)</text:span><text:span text:style-name="T60"> (GDPR, 2018)</text:span><text:span text:style-name="T59">. </text:span><text:span text:style-name="T61">To </text:span><text:soft-page-break/><text:span text:style-name="T62">ensure regulatory compliance</text:span><text:span text:style-name="T61">, all personal data </text:span><text:span text:style-name="T63">should</text:span><text:span text:style-name="T61"> be encrypted in storage and in transit, </text:span><text:span text:style-name="T62">and unauthorised access attempts must be closely monitored</text:span><text:span text:style-name="T58"> </text:span><text:span text:style-name="T64">(GDPR 2018, Art. 32)</text:span><text:span text:style-name="T58">. </text:span><text:span text:style-name="T65">If a breach does occur, and an unauthorised actor gains access to this data, we must be able to detect it and notify the </text:span><text:span text:style-name="T66">supervisory authority (Information Commissioner’s office)</text:span><text:span text:style-name="T65"> </text:span><text:span text:style-name="T67">with</text:span><text:span text:style-name="T68">out undue delay, and where feasible, within</text:span><text:span text:style-name="T67"> at most </text:span><text:span text:style-name="T65">72 hours</text:span><text:span text:style-name="T69"> (GDPR, 2018, Art. 33</text:span><text:span text:style-name="T70">(1)</text:span><text:span text:style-name="T69">), </text:span><text:span text:style-name="T71">and the data subjects without undue delay </text:span><text:span text:style-name="T72">(GDPR, 2018, Art. 34</text:span><text:span text:style-name="T73">(1)</text:span><text:span text:style-name="T72">).</text:span></text:p>
            </text:list-item>
          </text:list>
        </text:list-item>
        <text:list-item>
          <text:p text:style-name="P29"><text:span text:style-name="T51">D</text:span>atabase <text:span text:style-name="T51">P</text:span>erformance</text:p>
          <text:list>
            <text:list-item>
              <text:p text:style-name="P33">Given the low scale of the application as well as the low number of concurrent users, <text:span text:style-name="T74">the database is expected to receive a relatively lo</text:span><text:span text:style-name="T75">w volume of </text:span><text:span text:style-name="T76">read/write operations, </text:span><text:span text:style-name="T77">superseding the monitoring of its performance.</text:span><text:span text:style-name="T75"> </text:span></text:p>
            </text:list-item>
          </text:list>
        </text:list-item>
        <text:list-item>
          <text:p text:style-name="P34">Response Time</text:p>
          <text:list>
            <text:list-item>
              <text:p text:style-name="P35">Maintaining low response time is imperative to sustaining high customer satisfaction. Response time will be monitored <text:span text:style-name="T78">and disclosed to users in order to help them adapt their rescue strategies.</text:span></text:p>
            </text:list-item>
          </text:list>
        </text:list-item>
        <text:list-item>
          <text:p text:style-name="P29"><text:span text:style-name="T51">R</text:span>esource <text:span text:style-name="T51">U</text:span>tilisation</text:p>
        </text:list-item>
      </text:list>
      <text:list text:style-name="L2">
        <text:list-item>
          <text:list>
            <text:list-item>
              <text:p text:style-name="P36"><text:span text:style-name="T79">Personal devices used by rescuers </text:span>may have vastly limited battery capacity, <text:span text:style-name="T80">which is further worsened by poor reception </text:span><text:span text:style-name="T79">in remote regions</text:span><text:span text:style-name="T80"> </text:span><text:span text:style-name="T81">(</text:span><text:span text:style-name="T82">Ning Ding, Daniel Wagner, Xiaomeng Chen, Abhinav Pathak, Y. Charlie Hu, Andrew Rice, 2013</text:span><text:span text:style-name="T81">)</text:span><text:span text:style-name="T3">.</text:span> As such, it is critical that the application monitors its resource utilisation, <text:span text:style-name="T83">in particular its battery consumption </text:span><text:span text:style-name="T84">and battery charge availability</text:span>. <text:span text:style-name="T85">Since this information is tied to a specific rescuer, it falls under the definition of personal data in article </text:span><text:span text:style-name="T86">4(1) </text:span><text:span text:style-name="T87">(GDPR, 2018), </text:span><text:span text:style-name="T88">and a proper legal basis is required for its processing </text:span><text:span text:style-name="T89">as stated in article 6 (GDPR, 2018)</text:span><text:span text:style-name="T88">; in this case </text:span><text:span text:style-name="T90">that would be the lawful basis of contract</text:span><text:span text:style-name="T91"> (</text:span><text:span text:style-name="Strong_20_Emphasis"><text:span text:style-name="T92">Information Commissioner’s Office (ICO), </text:span></text:span><text:span text:style-name="T93">2024</text:span><text:span text:style-name="T94">a</text:span><text:span text:style-name="T93">)</text:span><text:span text:style-name="T87">. <text:s/></text:span><text:span text:style-name="T83">By </text:span><text:span text:style-name="T95">sharing</text:span><text:span text:style-name="T83"> this information </text:span><text:span text:style-name="T95">with</text:span><text:span text:style-name="T83"> other participants, </text:span><text:span text:style-name="T96">we may </text:span><text:span text:style-name="T97">increase the safety of rescuers.</text:span></text:p>
            </text:list-item>
            <text:list-item>
              <text:p text:style-name="P37">Additionally, given low hardware specifications, VPS’ resource utilisation, <text:span text:style-name="T98">in particular CPU (Central processing unit), RAM (Random access memory), and disk,</text:span> should also be monitored. This information may be used to alert rescuers of high volume of traffic, allowing them to adapt their strategies.</text:p>
            </text:list-item>
          </text:list>
        </text:list-item>
      </text:list>
      <text:p text:style-name="P38"/>
      <text:p text:style-name="P39">The application features a tiered alerting system. The following thresholds exist:</text:p>
      <text:p text:style-name="P40"/>
      <text:p text:style-name="P41">1. Critical – <text:span text:style-name="T99">Immediate human response required</text:span></text:p>
      <text:p text:style-name="P42">This <text:span text:style-name="T100">alert</text:span> is triggered when there is a critical problem with the system, rendering it inoperable – <text:span text:style-name="T101">Such</text:span><text:span text:style-name="T102"> as </text:span>the server shutting down.</text:p>
      <text:p text:style-name="P43">Once <text:span text:style-name="T103">detected by CloudWatch, </text:span><text:span text:style-name="T104">a message</text:span><text:span text:style-name="T103"> will be </text:span><text:span text:style-name="T104">sent out</text:span><text:span text:style-name="T103"> immediately. The message will be delivered via SMS or in case of absence of associated phone number, email, to our volunteer developer.</text:span></text:p>
      <text:p text:style-name="P44">Rescuers in deployment and team leaders will follow the protocol and fall back on paper map and phone calls until issue is resolved.</text:p>
      <text:p text:style-name="P44"/>
      <text:p text:style-name="P41">2. Warning – <text:span text:style-name="T99">To be investigated within working hours</text:span></text:p>
      <text:p text:style-name="P45">This alert is triggered when there is an unexpected issue within the application – <text:span text:style-name="T105">Such as unusually high response times. </text:span></text:p>
      <text:p text:style-name="P46">This alert tier corresponds to scenarios of less pressing importance. Examples include latency time<text:span text:style-name="T106">s</text:span> exceeding practical standards, <text:span text:style-name="T107">bugs within the application such as incorrect geospatial positioning, </text:span><text:span text:style-name="T108">or </text:span><text:span text:style-name="T109">atypically high resource usage on the VPS. </text:span></text:p>
      <text:p text:style-name="P47">In this scenario, the system is assumed to still be operable, so it can be used to issue the alert. The alert will be issued to all registered rescuers via the application, <text:span text:style-name="T110">and the</text:span> team leaders <text:span text:style-name="T110">and developer</text:span> via the web interface.</text:p>
      <text:p text:style-name="P48">In this scenario, the rescuers in deployment may still continue using the application, albeit with some difficulties.</text:p>
      <text:p text:style-name="P49"><text:soft-page-break/></text:p>
      <text:p text:style-name="P50">The alerting system should be outsourced to a 3<text:span text:style-name="T111">rd</text:span> party provider rather than being self-hosted. This is to facilitate scenarios in which the host machine becomes inoperable. <text:span text:style-name="T112">Since operational costs are a big constraint, I propose the incorporation of AWS CloudWatch. </text:span><text:span text:style-name="T113">The free plan provides enough capabilities </text:span><text:span text:style-name="T114">and sufficient data </text:span><text:span text:style-name="T115">to be </text:span><text:span text:style-name="T116">reliable on an ongoing basis. </text:span><text:span text:style-name="T117">Since the system is automated, no more staff needs to be onboarded.</text:span></text:p>
      <text:p text:style-name="P51"/>
      <text:p text:style-name="P52">The AWS instance will make periodic queries to our RESTful API, gathering performance data, <text:span text:style-name="T118">and comparing it against our alerting thresholds. Once a threshold is triggered, an alert is issued either via the API, or </text:span><text:span text:style-name="T119">phone </text:span><text:span text:style-name="T120">service </text:span><text:span text:style-name="T119">provider. </text:span></text:p>
      <text:p text:style-name="P25"/>
      <text:p text:style-name="P25"/>
      <text:p text:style-name="P25"/>
      <text:p text:style-name="P25"/>
      <text:p text:style-name="P25"/>
      <text:p text:style-name="P25"/>
      <text:p text:style-name="P25"/>
      <text:p text:style-name="P53">References</text:p>
      <text:p text:style-name="P54"><text:span text:style-name="Strong_20_Emphasis"><text:span text:style-name="T121">GD</text:span></text:span><text:span text:style-name="Strong_20_Emphasis"><text:span text:style-name="T122">P</text:span></text:span><text:span text:style-name="Strong_20_Emphasis"><text:span text:style-name="T121">R</text:span></text:span><text:span text:style-name="T123"> (</text:span>2018<text:span text:style-name="T123">) </text:span><text:span text:style-name="Emphasis"><text:span text:style-name="T123">General Data Protection Regulation.</text:span></text:span><text:span text:style-name="T123"> Available at: </text:span><text:a xlink:type="simple" xlink:href="https://gdpr-info.eu/" text:style-name="Internet_20_link" text:visited-style-name="Visited_20_Internet_20_Link"><text:span text:style-name="T123">https://gdpr-info.eu/</text:span></text:a><text:span text:style-name="T123"> (</text:span><text:span text:style-name="T124">Accessed: </text:span><text:span text:style-name="T125">5 </text:span><text:span text:style-name="T124"><text:s/></text:span><text:span text:style-name="T125">May</text:span><text:span text:style-name="T124"> 2026</text:span><text:span text:style-name="T123">).</text:span></text:p>
      <text:p text:style-name="P55"><text:span text:style-name="Strong_20_Emphasis">Data Protection Act 2018</text:span> (2018) <text:span text:style-name="Emphasis">c.12.</text:span> London: The Stationery Office. <text:span text:style-name="T126">Available at: </text:span><text:a xlink:type="simple" xlink:href="https://www.legislation.gov.uk/ukpga/2018/12" text:style-name="Internet_20_link" text:visited-style-name="Visited_20_Internet_20_Link"><text:span text:style-name="T126">https://www.legislation.gov.uk/ukpga/2018/12</text:span></text:a><text:span text:style-name="T126"> </text:span><text:span text:style-name="T127">(Accessed: </text:span><text:span text:style-name="T128">5 May</text:span><text:span text:style-name="T127"> 2026).</text:span></text:p>
      <text:p text:style-name="P56"><text:span text:style-name="Strong_20_Emphasis">OWASP Foundation</text:span> (2021) <text:span text:style-name="Emphasis">OWASP Top 10: The Ten Most Critical Web Application Security Risks.</text:span> Available at: <text:a xlink:type="simple" xlink:href="https://owasp.org/Top10/2021/" text:style-name="Internet_20_link" text:visited-style-name="Visited_20_Internet_20_Link">https://owasp.org/Top10/2021/</text:a> (<text:span text:style-name="T127">Accessed: </text:span><text:span text:style-name="T128">5</text:span><text:span text:style-name="T127"> </text:span><text:span text:style-name="T128">May</text:span><text:span text:style-name="T127"> 2026</text:span>).</text:p>
      <text:p text:style-name="P57">National Cyber Security Centre <text:span text:style-name="T129">(2021) </text:span><text:span text:style-name="T130">Top tips for staying secure online.</text:span><text:span text:style-name="T129"> Available at: </text:span><text:a xlink:type="simple" xlink:href="https://www.ncsc.gov.uk/collection/top-tips-for-staying-secure-online/always-back-up-your-most-important-data#section_3" text:style-name="Internet_20_link" text:visited-style-name="Visited_20_Internet_20_Link"><text:span text:style-name="T129">https://www.ncsc.gov.uk/collection/top-tips-for-staying-secure-online/always-back-up-your-most-important-data#section_3</text:span></text:a><text:span text:style-name="T129"> (Accessed 5 May 2026).</text:span></text:p>
      <text:p text:style-name="P58"/>
      <text:p text:style-name="P59"><text:span text:style-name="T131">Sam Nicholls</text:span> (2026) <text:span text:style-name="T3">Cloud Backup Cost Optimization Strategies to Reduce Spend and Improve Data Protection</text:span>. Available at: <text:a xlink:type="simple" xlink:href="https://www.veeam.com/blog/controlling-cloud-backup-costs.html" text:style-name="Internet_20_link" text:visited-style-name="Visited_20_Internet_20_Link">https://www.veeam.com/blog/controlling-cloud-backup-costs.html</text:a> (Accessed: 5 May 2026).</text:p>
      <text:p text:style-name="P59"/>
      <text:p text:style-name="P60">Rubber Duck Debugging <text:span text:style-name="T129">(n.d.) </text:span><text:span text:style-name="T130">Debugging Software with a Rubber Ducky. </text:span><text:span text:style-name="T132">Available at: </text:span><text:a xlink:type="simple" xlink:href="https://rubberduckdebugging.com/" text:style-name="Internet_20_link" text:visited-style-name="Visited_20_Internet_20_Link"><text:span text:style-name="T132">https://rubberduckdebugging.com/</text:span></text:a><text:span text:style-name="T132"> (Accessed: 5 May 2026)</text:span></text:p>
      <text:p text:style-name="P61"/>
      <text:p text:style-name="P62"><text:span text:style-name="T133">Luka Netzler, Brian Lovell</text:span><text:span text:style-name="T134"> (2025) </text:span><text:span text:style-name="T3">A Randomized Placebo-Controlled Clinical Trial Exploring the Short-Term Cognitive and Cerebrovascular Effects of Consuming Peppermint Tea: A Mediation Study</text:span>. Available at: <text:a xlink:type="simple" xlink:href="https://pubmed.ncbi.nlm.nih.gov/40189738/" text:style-name="Internet_20_link" text:visited-style-name="Visited_20_Internet_20_Link">https://pubmed.ncbi.nlm.nih.gov/40189738/</text:a> (Accessed: 5 May 2026).</text:p>
      <text:p text:style-name="P63"/>
      <text:p text:style-name="P64"><text:soft-page-break/>Christoph Bamberg, Julia Reinchenberger, Jens Blechert <text:span text:style-name="T129">(2025) </text:span><text:span text:style-name="T130">Stable cognitive performance while adapting to intermittent fasting: A randomised controlled trial</text:span><text:span text:style-name="T132">. Available at: </text:span><text:a xlink:type="simple" xlink:href="https://journals.sagepub.com/doi/10.1177/13591053251351204" text:style-name="Internet_20_link" text:visited-style-name="Visited_20_Internet_20_Link"><text:span text:style-name="T132">https://journals.sagepub.com/doi/10.1177/13591053251351204</text:span></text:a><text:span text:style-name="T132"> (Accessed: 5 May 2026).</text:span></text:p>
      <text:p text:style-name="P65"/>
      <text:p text:style-name="P66"><text:span text:style-name="Strong_20_Emphasis">Information Commissioner’s Office (ICO)</text:span> (2024<text:span text:style-name="T135">a</text:span>) <text:span text:style-name="Emphasis">Lawful basis: Contract.</text:span> Available at: <text:a xlink:type="simple" xlink:href="https://ico.org.uk/for-organisations/uk-gdpr-guidance-and-resources/lawful-basis/a-guide-to-lawful-basis/" text:style-name="Internet_20_link" text:visited-style-name="Visited_20_Internet_20_Link">https://ico.org.uk/for-organisations/uk-gdpr-guidance-and-resources/lawful-basis/a-guide-to-lawful-basis/</text:a> (<text:span text:style-name="T127">Accessed: </text:span><text:span text:style-name="T136">5 May </text:span><text:span text:style-name="T127">2026</text:span>).</text:p>
      <text:p text:style-name="P67">Dominik H Pesta, Varman T Samuel <text:span text:style-name="T129">(2014) </text:span><text:span text:style-name="T130">A high-protein diet for reducing body fat: mechanisms and possible caveats.</text:span><text:span text:style-name="T129"> Available at: </text:span><text:a xlink:type="simple" xlink:href="https://link.springer.com/article/10.1186/1743-7075-11-53" text:style-name="Internet_20_link" text:visited-style-name="Visited_20_Internet_20_Link"><text:span text:style-name="T129">https://link.springer.com/article/10.1186/1743-7075-11-53</text:span></text:a><text:span text:style-name="T129"> (Accessed: 5 May 2026).</text:span></text:p>
      <text:p text:style-name="P68"/>
      <text:p text:style-name="P69">Craig A. Williamson, Jari J. Morganti, Hannah E. Smithson <text:span text:style-name="T129">(2023) </text:span><text:span text:style-name="T130">Bright-light distractions and visual performance</text:span><text:span text:style-name="T129">. Available at: </text:span><text:a xlink:type="simple" xlink:href="https://www.frontiersin.org/journals/psychology/articles/10.3389/fpsyg.2023.1088975/full" text:style-name="Internet_20_link" text:visited-style-name="Visited_20_Internet_20_Link"><text:span text:style-name="T129">https://www.frontiersin.org/journals/psychology/articles/10.3389/fpsyg.2023.1088975/full</text:span></text:a><text:span text:style-name="T129"> (Accessed: 5 May 2026).</text:span></text:p>
      <text:p text:style-name="P70"/>
      <text:p text:style-name="P71">Ning Ding, Daniel Wagner, Xiaomeng Chen, Abhinav Pathak, Y. Charlie Hu, Andrew Rice <text:span text:style-name="T129">(2013) </text:span><text:span text:style-name="T130">Characterizing and modeling the impact of wireless signal strength on smartphone battery drain. </text:span><text:span text:style-name="T132">Available at: </text:span><text:a xlink:type="simple" xlink:href="https://dl.acm.org/doi/10.1145/2494232.2466586" text:style-name="Internet_20_link" text:visited-style-name="Visited_20_Internet_20_Link"><text:span text:style-name="T132">https://dl.acm.org/doi/10.1145/2494232.2466586</text:span></text:a><text:span text:style-name="T132"> (Accessed: 5 May 2026)</text:span></text:p>
      <text:p text:style-name="P72"/>
      <text:p text:style-name="P73">The Postman Team <text:span text:style-name="T129">(2025) </text:span><text:span text:style-name="T130">What are HTTP status codes? Complete Guide for API Developers</text:span><text:span text:style-name="T129">. Available at: </text:span><text:a xlink:type="simple" xlink:href="https://blog.postman.com/what-are-http-status-codes/" text:style-name="Internet_20_link" text:visited-style-name="Visited_20_Internet_20_Link"><text:span text:style-name="T129">https://blog.postman.com/what-are-http-status-codes/</text:span></text:a><text:span text:style-name="T129"> (Accessed: 6 May 2026)</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1" style:font-family-complex="'Noto Sans'"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5-05T12:43:01.465052822</meta:creation-date>
    <meta:generator>LibreOffice/25.8.3.2$Linux_X86_64 LibreOffice_project/8ca8d55c161d602844f5428fa4b58097424e324e</meta:generator>
    <dc:date>2026-05-06T00:46:33.245163847</dc:date>
    <meta:editing-duration>PT10H59M21S</meta:editing-duration>
    <meta:editing-cycles>249</meta:editing-cycles>
    <meta:document-statistic meta:table-count="0" meta:image-count="0" meta:object-count="0" meta:page-count="6" meta:paragraph-count="62" meta:word-count="1754" meta:character-count="12192" meta:non-whitespace-character-count="10492"/>
  </office:meta>
</office:document-meta>
</file>